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494cm" fo:margin-bottom="0.494cm" fo:text-align="start" style:justify-single-word="false" fo:text-indent="0cm" style:auto-text-indent="false"/>
    </style:style>
    <style:style style:name="P2" style:family="paragraph" style:parent-style-name="Standard">
      <style:paragraph-properties fo:margin-top="0.494cm" fo:margin-bottom="0.494cm" fo:text-align="start" style:justify-single-word="false"/>
    </style:style>
    <style:style style:name="P3" style:family="paragraph" style:parent-style-name="Title" style:master-page-name="Standard">
      <style:paragraph-properties style:page-number="auto"/>
    </style:style>
    <style:style style:name="P4" style:family="paragraph" style:parent-style-name="Standard" style:list-style-name="L1">
      <style:paragraph-properties fo:margin-top="0.494cm" fo:margin-bottom="0.494cm" fo:text-align="start" style:justify-single-word="false"/>
    </style:style>
    <style:style style:name="P5" style:family="paragraph" style:parent-style-name="Standard">
      <style:paragraph-properties fo:margin-left="0cm" fo:margin-right="0cm" fo:margin-top="0.494cm" fo:margin-bottom="0.494cm" fo:text-align="start" style:justify-single-word="false" fo:text-indent="0cm" style:auto-text-indent="false"/>
    </style:style>
    <style:style style:name="T1" style:family="text">
      <style:text-properties fo:language="en" fo:country="GB"/>
    </style:style>
    <style:style style:name="T2"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Book Review : The New Science of Cities, Batty, 2013</text:h>
      <text:h text:style-name="Subtitle" text:outline-level="2">Version 1.0</text:h>
      <text:p text:style-name="Resume">Review</text:p>
      <text:h text:style-name="Heading_20_1" text:outline-level="1"/>
      <text:h text:style-name="Heading_20_1" text:outline-level="1"/>
      <text:h text:style-name="Heading_20_1" text:outline-level="1">Introduction</text:h>
      <text:p text:style-name="P1">An invariable and <text:span text:style-name="T1">appreciated</text:span> <text:span text:style-name="T2">quality</text:span> in the work of Pr. Batty is its perpetual renewal and innovation in the points of view taken and the disciplines approached, that this book confirms, as a new cornerstone of a large set of theories and approaches aimed to understand cities from a quantitative point of view. Starting with the application of fractal theory to the understanding of urban form (Batty,?), following with seminal works on the application of cellular automata to geographical systems ( cit ) and an extensive book on understanding cities from ABMS and CA paradigms (Batty, 2010), this book is a supplementary application of complex systems approaches to urban systems. It indeed brings analyses close to physics, with study of flows in networks and use of master equations, and as these approaches have recently flourished (cit physics?), is a must-be-read for any student of urban complexity.</text:p>
      <text:p text:style-name="P1">% linear reading</text:p>
      <text:h text:style-name="Heading_20_1" text:outline-level="1">Contents</text:h>
      <text:p text:style-name="Standard"/>
      <text:p text:style-name="Standard">The book is divided into three parts : the first one develops the thematical context and some technical tools. Part two and three detail two complementary components of the « New Science of Cities », namely the Science of Cities itself, that can be understood as the study of urban system as complex adaptive system, and the Science of Design, that consists in an application of some computational tools to urban design processes, not necessarily exhibiting links to complexity.</text:p>
      <text:p text:style-name="Standard"/>
      <text:p text:style-name="P1">% issues : (discussion)</text:p>
      <text:h text:style-name="Heading_20_1" text:outline-level="1">Discussion</text:h>
      <text:list xml:id="list4240191673758428236" text:style-name="L1">
        <text:list-item>
          <text:p text:style-name="P4">concerning audience : too difficult for the geographer ? Not interesting for the physicist</text:p>
        </text:list-item>
        <text:list-item>
          <text:p text:style-name="P4">Title (is it present in the book ? - rem what was said at ccupd14)</text:p>
        </text:list-item>
        <text:list-item>
          <text:p text:style-name="P4"><text:soft-page-break/>maths etc. whats the real point in so much equations ? → is there really a global consistence ?</text:p>
        </text:list-item>
        <text:list-item>
          <text:p text:style-name="P4">Develop the previous point in a dedicated paragraph, insisting on the « old-out-of-the-closet » ; and even the new with very few connexion with the new. : not harsh critics, but doubts.</text:p>
        </text:list-item>
        <text:list-item>
          <text:p text:style-name="P4">Does not mention Denise etc. : drawback for the geographer ?</text:p>
        </text:list-item>
      </text:list>
      <text:p text:style-name="P2"/>
      <text:h text:style-name="Heading_20_2" text:outline-level="2">The price of Interdisciplinarity</text:h>
      <text:p text:style-name="P1">A first concern about the reading of this book by pure geographers is the apparent lack of targeted audience. It is indeed a strong advantage from an interdisciplinary point of view, and a difficult task to achieve which quality must be noted again, but it may become a drawback when reading by disciplinary scholars. For geographers, the over-mathematization [% TODO : stat equations/computations] and the development of analytical computations has little interest as they may search more for theoretical development, thematical stylized facts or empirical applications. On the other hand, physicists may do not appreciate unnecessary developments and lack of solid background [%TODO justify this point].</text:p>
      <text:p text:style-name="P1"/>
      <text:h text:style-name="Heading_20_2" text:outline-level="2">A Shady Theoretical Backbone</text:h>
      <text:p text:style-name="Standard"/>
      <text:p text:style-name="Standard">% → the design part is at an other level – confirms meubling impression ?</text:p>
      <text:p text:style-name="Standard">% → out of the closet themes</text:p>
      <text:p text:style-name="Standard"/>
      <text:p text:style-name="Standard">An other point that may tickle some sensitivities is an overall feeling of weakness of the underlying theoretical backbone sustaining the book. An example of the opposite case can be found in (Sanders et al., forthcoming) where the theoretical notion of transition is constructed and renforced through concrete developments : the book is devoted to the strength of the theoretical skeleton. At an other level, (Pumain et al., forthcoming) develops new theoretical and technical perspectives on the Evolutive Urban Theory. Several indices suggest here this relative lack of global theoretical consistence.</text:p>
      <text:p text:style-name="Standard"/>
      <text:p text:style-name="Standard">First of all, the resurgence of old themes already well explored, and not specifically enriched here, brings doubt on their role to play throughout the book. The chapter on rank-clocks is typical. This tool was inroduced in (Batty, ?) to study the temporal evolution of hierarchy within system of cities. </text:p>
      <text:p text:style-name="Standard"/>
      <text:h text:style-name="Heading_20_2" text:outline-level="2"><text:soft-page-break/>Link with other Theories of Cities</text:h>
      <text:p text:style-name="Standard">% for each, exhibit links and ask why not quoted ?</text:p>
      <text:p text:style-name="Standard"/>
      <text:p text:style-name="Standard">% - Denise</text:p>
      <text:p text:style-name="Standard">% - Bettencourt and West : are they quoted ? (physicists!)</text:p>
      <text:p text:style-name="Standard">% - Barthelemy et al.</text:p>
      <text:p text:style-name="Standard">% - Spatial Statistics</text:p>
      <text:p text:style-name="Standard"/>
      <text:p text:style-name="Standard"/>
      <text:h text:style-name="Heading_20_1" text:outline-level="1">References</text:h>
      <text:p text:style-name="Standard">(Batty and Longley,?) [Fractals and c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501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top="0.212cm" fo:margin-bottom="0.212cm"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3cm" fo:margin-right="0.3cm" fo:margin-top="0.212cm" fo:margin-bottom="0.212cm" fo:text-align="start" style:justify-single-word="false" fo:text-indent="0.501cm"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6cm" fo:margin-right="0.6cm" fo:text-indent="0.501cm"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9cm" fo:margin-right="0.9cm" fo:text-indent="0.501cm"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1.199cm" fo:margin-right="1.199cm" fo:text-indent="0.501cm"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1.501cm" fo:margin-right="1.501cm" fo:text-indent="0.501cm"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1.801cm" fo:margin-right="1.801cm" fo:margin-top="0.212cm" fo:margin-bottom="0.212cm" fo:text-indent="0.501cm"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2.101cm" fo:margin-right="2.101cm" fo:text-indent="0.501cm"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2.401cm" fo:margin-right="2.401cm" fo:margin-top="0.423cm" fo:margin-bottom="0.106cm" fo:text-indent="0.501cm" style:auto-text-indent="false"/>
      <style:text-properties fo:font-size="14pt" style:font-size-asian="14pt" style:font-name-complex="Arial" style:font-size-complex="11pt"/>
    </style:style>
    <style:style style:name="Auteur" style:family="paragraph" style:parent-style-name="Standard" style:next-style-name="Description_20_Auteur">
      <style:paragraph-properties fo:margin-left="1cm" fo:margin-right="1cm" fo:margin-top="0.212cm" fo:margin-bottom="0.212cm" fo:text-indent="0cm" style:auto-text-indent="false"/>
      <style:text-properties fo:color="#000080" style:font-name="Courier New" fo:font-size="10pt" style:font-size-asian="10pt" style:font-name-complex="Courier New"/>
    </style:style>
    <style:style style:name="Description_20_Auteur" style:display-name="Description Auteur" style:family="paragraph" style:parent-style-name="Auteur"/>
    <style:style style:name="Title" style:family="paragraph" style:next-style-name="Subtitle" style:default-outline-level="1" style:list-style-name="" style:class="chapter">
      <style:paragraph-properties fo:margin-left="1cm" fo:margin-right="1cm" fo:margin-top="0.212cm" fo:margin-bottom="0.212cm" fo:text-align="justify" style:justify-single-word="false" fo:orphans="2" fo:widows="2" fo:text-indent="0cm" style:auto-text-indent="false"/>
      <style:text-properties fo:color="#000080" style:font-name="Courier New" fo:font-size="12pt" fo:language="fr" fo:country="FR" style:letter-kerning="true" style:font-name-asian="Times New Roman" style:font-size-asian="12pt" style:font-name-complex="Arial" style:font-size-complex="12pt" style:language-complex="ar" style:country-complex="SA"/>
    </style:style>
    <style:style style:name="Subtitle" style:family="paragraph" style:parent-style-name="Title" style:next-style-name="Auteur" style:default-outline-level="2" style:list-style-name="" style:class="chapter">
      <style:text-properties fo:font-size="10pt" style:font-size-asian="10pt"/>
    </style:style>
    <style:style style:name="Resume" style:family="paragraph" style:parent-style-name="Auteur" style:next-style-name="Mots_20_Cles"/>
    <style:style style:name="Abstract" style:family="paragraph" style:parent-style-name="Resume" style:next-style-name="keywords"/>
    <style:style style:name="Mots_20_Cles" style:display-name="Mots Cles" style:family="paragraph" style:parent-style-name="Title">
      <style:text-properties fo:font-size="10pt" style:font-size-asian="10pt"/>
    </style:style>
    <style:style style:name="keywords" style:family="paragraph" style:parent-style-name="Mots_20_Cles"/>
    <style:style style:name="Riassunto" style:family="paragraph" style:parent-style-name="Resume" style:next-style-name="Zusammenfassung"/>
    <style:style style:name="Zusammenfassung" style:family="paragraph" style:parent-style-name="Resume" style:next-style-name="Standard"/>
    <style:style style:name="Annexe" style:family="paragraph" style:parent-style-name="Standard"/>
    <style:style style:name="Notice_20_Biblio" style:display-name="Notice Biblio" style:family="paragraph" style:parent-style-name="Mots_20_Cles"/>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2cm" fo:margin-right="2cm" fo:text-indent="0.501cm"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cm" fo:margin-right="2cm" fo:text-indent="0cm"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1cm" fo:margin-right="1cm" fo:text-align="start" style:justify-single-word="false" fo:text-indent="0cm" style:auto-text-indent="false"/>
      <style:text-properties fo:color="#777777" style:font-name="Arial" fo:font-size="11pt" fo:font-weight="bold" style:font-size-asian="11pt" style:font-weight-asian="bold" style:font-name-complex="Arial"/>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1cm" fo:margin-right="1cm" fo:margin-top="0.071cm" fo:margin-bottom="0.071cm" fo:text-indent="0.501cm" style:auto-text-indent="false"/>
    </style:style>
    <style:style style:name="resume" style:family="paragraph" style:parent-style-name="Standard">
      <style:paragraph-properties fo:margin-left="0cm" fo:margin-right="0cm" fo:margin-top="0.494cm" fo:margin-bottom="0.494cm" fo:text-align="start" style:justify-single-word="false" fo:text-indent="0cm" style:auto-text-indent="false"/>
    </style:style>
    <style:style style:name="Erratum" style:family="paragraph" style:parent-style-name="NDLR"/>
    <style:style style:name="Separateur" style:family="paragraph" style:parent-style-name="Standard" style:next-style-name="Standard">
      <style:paragraph-properties fo:text-align="center" style:justify-single-word="false"/>
    </style:style>
    <style:style style:name="Titre_20_oeuvre" style:display-name="Titre oeuvre" style:family="paragraph" style:next-style-name="Auteur_20_oeuvre">
      <style:paragraph-properties fo:margin-left="1cm" fo:margin-right="1cm" fo:orphans="2" fo:widows="2" fo:text-indent="0cm" style:auto-text-indent="false"/>
      <style:text-properties fo:color="#800080" style:font-name="Courier New" fo:font-size="10pt" fo:language="fr" fo:country="FR" style:font-name-asian="Times New Roman" style:font-size-asian="10pt" style:font-name-complex="Courier New" style:font-size-complex="13pt" style:language-complex="ar" style:country-complex="SA"/>
    </style:style>
    <style:style style:name="Auteur_20_oeuvre" style:display-name="Auteur oeuvre" style:family="paragraph" style:parent-style-name="Titre_20_oeuvre" style:next-style-name="Notice_20_Biblio_20_oeuvre"/>
    <style:style style:name="Notice_20_Biblio_20_oeuvre" style:display-name="Notice Biblio oeuvre" style:family="paragraph" style:parent-style-name="Titre_20_oeuvre" style:next-style-name="Date_20_publi_20_oeuvre">
      <style:paragraph-properties fo:padding-left="0cm" fo:padding-right="0cm" fo:padding-top="0.035cm" fo:padding-bottom="0cm" fo:border-left="none" fo:border-right="none" fo:border-top="0.018cm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Surtitre" style:family="paragraph" style:parent-style-name="Subtitle" style:next-style-name="Title"/>
    <style:style style:name="Droits_20_Auteur" style:display-name="Droits Auteur" style:family="paragraph" style:parent-style-name="Mots_20_Cles"/>
    <style:style style:name="Datepubli" style:family="paragraph" style:parent-style-name="Mots_20_Cles" style:next-style-name="Pagination"/>
    <style:style style:name="Datepublipapier" style:family="paragraph" style:parent-style-name="Mots_20_Cles" style:next-style-name="Datepubli"/>
    <style:style style:name="motscles" style:family="paragraph" style:parent-style-name="Standard">
      <style:paragraph-properties fo:margin-left="0cm" fo:margin-right="0cm" fo:margin-top="0.494cm" fo:margin-bottom="0.494cm" fo:text-align="start" style:justify-single-word="false" fo:text-indent="0cm" style:auto-text-indent="false"/>
    </style:style>
    <style:style style:name="Themes" style:family="paragraph" style:parent-style-name="Mots_20_Cles"/>
    <style:style style:name="Citation_20_bis" style:display-name="Citation bis" style:family="paragraph" style:parent-style-name="Standard" style:next-style-name="Standard">
      <style:paragraph-properties fo:margin-left="3cm" fo:margin-right="0cm" fo:margin-top="0.212cm" fo:margin-bottom="0.212cm" fo:text-indent="0.501cm" style:auto-text-indent="false"/>
      <style:text-properties fo:font-size="11pt" style:font-size-asian="11pt"/>
    </style:style>
    <style:style style:name="Citation_20_ter" style:display-name="Citation ter" style:family="paragraph" style:parent-style-name="Standard" style:next-style-name="Standard">
      <style:paragraph-properties fo:margin-left="3.401cm" fo:margin-right="0cm" fo:margin-top="0.423cm" fo:margin-bottom="0.423cm" fo:line-height="150%" fo:text-indent="0.501cm"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Reponse"/>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1.9cm" fo:margin-right="0cm" fo:margin-top="0.212cm" fo:margin-bottom="0.212cm" fo:text-indent="0.501cm" style:auto-text-indent="false"/>
    </style:style>
    <style:style style:name="NDLA" style:family="paragraph" style:parent-style-name="Standard">
      <style:paragraph-properties fo:margin-left="1cm" fo:margin-right="1cm" fo:margin-top="0.071cm" fo:margin-bottom="0.071cm" fo:text-indent="0.501cm" style:auto-text-indent="false"/>
    </style:style>
    <style:style style:name="Code" style:family="paragraph" style:parent-style-name="Standard">
      <style:paragraph-properties fo:margin-left="2cm" fo:margin-right="2cm" fo:margin-top="0.071cm" fo:margin-bottom="0.071cm" fo:text-indent="0.501cm" style:auto-text-indent="false"/>
      <style:text-properties style:font-name="Verdana" fo:font-size="10pt" style:font-size-asian="10pt" style:font-name-complex="Verdana"/>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text-properties fo:language="it" fo:country="IT"/>
    </style:style>
    <style:style style:name="Titulo_20__28_es_29_" style:display-name="Titulo (es)" style:family="paragraph" style:parent-style-name="Titres_20_traduits" style:next-style-name="Auteur">
      <style:text-properties fo:language="es" fo:country="ES"/>
    </style:style>
    <style:style style:name="Titel_20__28_de_29_" style:display-name="Titel (de)" style:family="paragraph" style:parent-style-name="Titres_20_traduits" style:next-style-name="Auteur">
      <style:text-properties fo:language="de" fo:country="DE"/>
    </style:style>
    <style:style style:name="Paragraphe_20_sans_20_retrait" style:display-name="Paragraphe sans retrait" style:family="paragraph" style:parent-style-name="Standard">
      <style:paragraph-properties fo:margin-left="0cm" fo:margin-right="0cm" fo:text-indent="0cm"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ndla" style:family="paragraph" style:parent-style-name="Standard">
      <style:paragraph-properties fo:margin-left="0cm" fo:margin-right="0cm" fo:margin-top="0.494cm" fo:margin-bottom="0.494cm" fo:text-align="start" style:justify-single-word="false" fo:text-indent="0cm" style:auto-text-indent="false"/>
    </style:style>
    <style:style style:name="motsclespt" style:family="paragraph" style:parent-style-name="Standard" style:default-outline-level="1" style:list-style-name="">
      <style:paragraph-properties fo:margin-left="1cm" fo:margin-right="1cm" fo:margin-top="0.212cm" fo:margin-bottom="0.212cm" fo:text-indent="0cm" style:auto-text-indent="false"/>
      <style:text-properties fo:color="#000080" style:font-name="Courier New" fo:font-size="10pt" style:letter-kerning="true" style:font-size-asian="10pt" style:font-name-complex="Arial"/>
    </style:style>
    <style:style style:name="resumo" style:family="paragraph" style:parent-style-name="Standard">
      <style:paragraph-properties fo:margin-left="1cm" fo:margin-right="1cm" fo:margin-top="0.212cm" fo:margin-bottom="0.212cm" fo:text-indent="0cm" style:auto-text-indent="false"/>
      <style:text-properties fo:color="#000080" style:font-name="Courier New" fo:font-size="10pt" style:font-size-asian="10pt" style:font-name-complex="Courier New"/>
    </style:style>
    <style:style style:name="Titre_20__28_pt_29_" style:display-name="Titre (pt)" style:family="paragraph" style:parent-style-name="Standard" style:default-outline-level="1" style:list-style-name="">
      <style:paragraph-properties fo:margin-left="1cm" fo:margin-right="1cm" fo:margin-top="0.212cm" fo:margin-bottom="0.212cm" fo:text-indent="0cm" style:auto-text-indent="false"/>
      <style:text-properties fo:color="#000080" style:font-name="Courier New" fo:language="pt" fo:country="PT" style:letter-kerning="true" style:font-name-complex="Arial"/>
    </style:style>
    <style:style style:name="chaires" style:family="paragraph" style:parent-style-name="Mots_20_Cles"/>
    <style:style style:name="motsclestr" style:family="paragraph" style:parent-style-name="Mots_20_Cles">
      <style:text-properties fo:language="tr" fo:country="TR"/>
    </style:style>
    <style:style style:name="resumear" style:family="paragraph" style:parent-style-name="Standard">
      <style:paragraph-properties fo:margin-left="1cm" fo:margin-right="1cm" fo:margin-top="0.212cm" fo:margin-bottom="0.212cm" fo:text-align="end" style:justify-single-word="false" fo:text-indent="0cm" style:auto-text-indent="false" style:writing-mode="rl-tb"/>
      <style:text-properties fo:color="#000080" style:font-name="Tahoma" style:font-name-complex="Tahoma"/>
    </style:style>
    <style:style style:name="Collaborateur" style:family="paragraph" style:parent-style-name="Auteur"/>
    <style:style style:name="Palavraschaves" style:family="paragraph" style:parent-style-name="Mots_20_Cles"/>
    <style:style style:name="Resumo" style:family="paragraph" style:parent-style-name="Resume">
      <style:paragraph-properties fo:margin-top="0.494cm" fo:margin-bottom="0.494cm"/>
      <style:text-properties fo:language="pt" fo:country="PT"/>
    </style:style>
    <style:style style:name="Parolechiavi" style:family="paragraph" style:parent-style-name="Mots_20_Cles">
      <style:text-properties fo:language="it" fo:country="IT"/>
    </style:style>
    <style:style style:name="Verbaclaves" style:family="paragraph" style:parent-style-name="Mots_20_Cles"/>
    <style:style style:name="Population" style:family="paragraph" style:parent-style-name="Geographie"/>
    <style:style style:name="accroche" style:family="paragraph" style:parent-style-name="Resume"/>
    <style:style style:name="encadre" style:family="paragraph" style:parent-style-name="Quotations">
      <style:paragraph-properties fo:background-color="#e0e0e0">
        <style:background-image/>
      </style:paragraph-properties>
    </style:style>
    <style:style style:name="auteur_20_traite" style:display-name="auteur traite" style:family="paragraph" style:parent-style-name="Auteur"/>
    <style:style style:name="oeuvre_20_traite" style:display-name="oeuvre traite" style:family="paragraph" style:parent-style-name="auteur_20_traite"/>
    <style:style style:name="resumeeu" style:family="paragraph" style:parent-style-name="Resume"/>
    <style:style style:name="personnescitees" style:family="paragraph" style:parent-style-name="Resume"/>
    <style:style style:name="ouvragesrecenses" style:family="paragraph" style:parent-style-name="Resume"/>
    <style:style style:name="motscleseu" style:family="paragraph" style:parent-style-name="Resume">
      <style:text-properties fo:language="eu" fo:country="none"/>
    </style:style>
    <style:style style:name="organismes" style:family="paragraph" style:parent-style-name="Resume"/>
    <style:style style:name="periode" style:family="paragraph" style:parent-style-name="Resume"/>
    <style:style style:name="verbaclaves" style:family="paragraph" style:parent-style-name="Resume"/>
    <style:style style:name="motscleshu" style:family="paragraph" style:parent-style-name="motscleseu"/>
    <style:style style:name="resumehu" style:family="paragraph" style:parent-style-name="resumeeu">
      <style:text-properties fo:language="hu" fo:country="HU"/>
    </style:style>
    <style:style style:name="resumeit" style:family="paragraph" style:parent-style-name="resumehu">
      <style:text-properties fo:language="it" fo:country="IT"/>
    </style:style>
    <style:style style:name="resumela" style:family="paragraph" style:parent-style-name="resumeit">
      <style:text-properties fo:language="la" fo:country="VA"/>
    </style:style>
    <style:style style:name="motsclesar" style:family="paragraph" style:parent-style-name="resumear">
      <style:paragraph-properties fo:margin-left="1cm" fo:margin-right="1cm" fo:text-align="end" style:justify-single-word="false" fo:text-indent="0cm" style:auto-text-indent="false"/>
    </style:style>
    <style:style style:name="Titulu_20__28_eu_29_" style:display-name="Titulu (eu)" style:family="paragraph" style:parent-style-name="Titres_20_traduits">
      <style:text-properties fo:language="eu" fo:country="none"/>
    </style:style>
    <style:style style:name="Titulus_20__28_la_29_" style:display-name="Titulus (la)" style:family="paragraph" style:parent-style-name="Titres_20_traduits">
      <style:text-properties fo:language="la" fo:country="VA"/>
    </style:style>
    <style:style style:name="Titulo_20__28_pt_29_" style:display-name="Titulo (pt)" style:family="paragraph" style:parent-style-name="Titres_20_traduits">
      <style:text-properties fo:language="pt" fo:country="PT"/>
    </style:style>
    <style:style style:name="resumetr" style:family="paragraph" style:parent-style-name="Resumo">
      <style:text-properties fo:language="tr" fo:country="TR"/>
    </style:style>
    <style:style style:name="geographieen" style:family="paragraph" style:parent-style-name="Geographie"/>
    <style:style style:name="institutions" style:family="paragraph" style:parent-style-name="personnescitees"/>
    <style:style style:name="institutionsen" style:family="paragraph" style:parent-style-name="institutions">
      <style:text-properties fo:language="en" fo:country="US"/>
    </style:style>
    <style:style style:name="topics" style:family="paragraph" style:parent-style-name="Themes">
      <style:text-properties fo:language="en" fo:country="US"/>
    </style:style>
    <style:style style:name="oeuvretraite" style:family="paragraph" style:parent-style-name="auteur_20_traite"/>
    <style:style style:name="auteurtraite" style:family="paragraph" style:parent-style-name="Auteur"/>
    <style:style style:name="عنوان_20__28_ar_29_" style:display-name="عنوان (ar)" style:family="paragraph" style:parent-style-name="resumear">
      <style:paragraph-properties fo:margin-left="1cm" fo:margin-right="1cm" fo:text-align="end" style:justify-single-word="false" fo:text-indent="0cm" style:auto-text-indent="false"/>
    </style:style>
    <style:style style:name="Rezume" style:family="paragraph" style:parent-style-name="Resume">
      <style:text-properties fo:language="hu" fo:country="HU"/>
    </style:style>
    <style:style style:name="cim_20__28_hu_29_" style:display-name="cim (hu)" style:family="paragraph" style:parent-style-name="Titres_20_traduits">
      <style:text-properties fo:language="hu" fo:country="HU"/>
    </style:style>
    <style:style style:name="titrear" style:family="paragraph" style:parent-style-name="resumear">
      <style:paragraph-properties fo:margin-left="1cm" fo:margin-right="1cm" fo:text-align="end" style:justify-single-word="false" fo:text-indent="0cm" style:auto-text-indent="false"/>
    </style:style>
    <style:style style:name="motsclesjp" style:family="paragraph" style:parent-style-name="Resume"/>
    <style:style style:name="resumejp" style:family="paragraph" style:parent-style-name="Resume"/>
    <style:style style:name="motscleshe" style:family="paragraph" style:parent-style-name="Resume"/>
    <style:style style:name="resumehe" style:family="paragraph" style:parent-style-name="Resume"/>
    <style:style style:name="motsclesmk" style:family="paragraph" style:parent-style-name="Resume"/>
    <style:style style:name="resumemk" style:family="paragraph" style:parent-style-name="Resume"/>
    <style:style style:name="motsclesgr" style:family="paragraph" style:parent-style-name="Resume"/>
    <style:style style:name="resumegr" style:family="paragraph" style:parent-style-name="Resume"/>
    <style:style style:name="WW8Num1z0" style:family="text"/>
    <style:style style:name="WW8Num2z0" style:family="text"/>
    <style:style style:name="WW8Num3z0" style:family="text"/>
    <style:style style:name="WW8Num4z0"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style style:name="WW8Num10z0"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style:font-name-complex="Symbol"/>
    </style:style>
    <style:style style:name="WW8Num14z1" style:family="text">
      <style:text-properties style:font-name="Courier New" style:font-name-complex="Symbol"/>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Police_20_par_20_défaut" style:display-name="Police par défaut" style:family="text"/>
    <style:style style:name="_20_Car_20_Car10" style:display-name=" Car Car10" style:family="text">
      <style:text-properties fo:font-size="16pt" style:font-size-asian="16pt" style:font-size-complex="14pt"/>
    </style:style>
    <style:style style:name="_20_Car_20_Car5" style:display-name=" Car Car5" style:family="text">
      <style:text-properties fo:font-size="16pt" style:font-size-asian="16pt" style:font-size-complex="12pt"/>
    </style:style>
    <style:style style:name="Description_20_Auteur_20_Car" style:display-name="Description Auteur Car" style:family="text">
      <style:text-properties fo:color="#000080" style:font-name="Courier New" style:font-name-complex="Courier New" style:font-size-complex="12pt"/>
    </style:style>
    <style:style style:name="Auteur_20_Car" style:display-name="Auteur Car" style:family="text">
      <style:text-properties fo:color="#000080" style:font-name="Courier New" style:font-name-complex="Courier New" style:font-size-complex="12pt"/>
    </style:style>
    <style:style style:name="_20_Car_20_Car" style:display-name=" Car Car" style:family="text"/>
    <style:style style:name="Citation_20_Car" style:display-name="Citation Car" style:family="text">
      <style:text-properties style:font-size-complex="12pt" style:font-style-complex="italic"/>
    </style:style>
    <style:style style:name="Date_20_publi_20_oeuvre_20_Car" style:display-name="Date publi oeuvre Car" style:family="text">
      <style:text-properties fo:color="#800080" style:font-name="Courier New" style:font-name-complex="Courier New" style:font-size-complex="13pt"/>
    </style:style>
    <style:style style:name="Titre_20_oeuvre_20_Car" style:display-name="Titre oeuvre Car" style:family="text">
      <style:text-properties fo:color="#800080" style:font-name="Courier New" style:font-name-complex="Courier New" style:font-size-complex="13pt"/>
    </style:style>
    <style:style style:name="Prefixe" style:family="text"/>
    <style:style style:name="Site" style:family="text">
      <style:text-properties style:font-name-complex="Times New Roman"/>
    </style:style>
    <style:style style:name="Affiliation" style:family="text"/>
    <style:style style:name="Courriel" style:family="text"/>
    <style:style style:name="Fonction" style:family="text"/>
    <style:style style:name="Footnote_20_Symbol" style:display-name="Footnote Symbol" style:family="text">
      <style:text-properties style:text-position="super 58%"/>
    </style:style>
    <style:style style:name="Caractère_20_de_20_note_20_de_20_bas_20_de_20_page" style:display-name="Caractère de note de bas de page" style:family="text"/>
    <style:style style:name="Internet_20_link" style:display-name="Internet link" style:family="text">
      <style:text-properties fo:color="#0000ff" style:text-underline-style="solid" style:text-underline-width="auto" style:text-underline-color="font-color"/>
    </style:style>
    <style:style style:name="_20_Car_20_Car11" style:display-name=" Car Car11" style:family="text">
      <style:text-properties fo:font-size="18pt" style:font-size-asian="18pt" style:font-size-complex="16pt"/>
    </style:style>
    <style:style style:name="_20_Car_20_Car9" style:display-name=" Car Car9" style:family="text">
      <style:text-properties fo:font-size="16pt" style:font-size-asian="16pt" style:font-size-complex="13pt"/>
    </style:style>
    <style:style style:name="_20_Car_20_Car8" style:display-name=" Car Car8" style:family="text">
      <style:text-properties fo:font-size="16pt" style:font-size-asian="16pt" style:font-size-complex="14pt"/>
    </style:style>
    <style:style style:name="_20_Car_20_Car7" style:display-name=" Car Car7" style:family="text">
      <style:text-properties fo:font-size="16pt" style:font-size-asian="16pt" style:font-size-complex="13pt"/>
    </style:style>
    <style:style style:name="_20_Car_20_Car6" style:display-name=" Car Car6" style:family="text">
      <style:text-properties fo:font-size="16pt" style:font-size-asian="16pt" style:font-size-complex="11pt" style:font-weight-complex="bold"/>
    </style:style>
    <style:style style:name="_20_Car_20_Car4" style:display-name=" Car Car4" style:family="text">
      <style:text-properties fo:font-size="16pt" style:font-size-asian="16pt" style:font-size-complex="12pt" style:font-style-complex="italic"/>
    </style:style>
    <style:style style:name="_20_Car_20_Car3" style:display-name=" Car Car3" style:family="text">
      <style:text-properties fo:font-size="14pt" style:font-size-asian="14pt" style:font-name-complex="Arial" style:font-size-complex="11pt" style:font-style-complex="italic"/>
    </style:style>
    <style:style style:name="_20_Car_20_Car2" style:display-name=" Car Car2" style:family="text">
      <style:text-properties fo:color="#000080" style:font-name="Courier New" fo:font-size="12pt" style:letter-kerning="true" style:font-size-asian="12pt" style:font-name-complex="Arial" style:font-size-complex="12pt"/>
    </style:style>
    <style:style style:name="_20_Car_20_Car1" style:display-name=" Car Car1" style:family="text">
      <style:text-properties fo:color="#000080" style:font-name="Courier New" style:letter-kerning="true" style:font-name-complex="Arial"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4.445cm" fo:text-indent="-0.635cm" fo:margin-left="4.445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8.255cm" fo:text-indent="-0.635cm" fo:margin-left="8.25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2.065cm" fo:text-indent="-0.635cm" fo:margin-left="12.065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3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3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3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3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Juste Raimbault</meta:initial-creator>
    <meta:creation-date>2016-08-15T17:28:01</meta:creation-date>
    <dc:creator>Juste Raimbault</dc:creator>
    <dc:date>2016-08-26T22:11:36</dc:date>
    <meta:print-date>2004-06-04T17:55:00</meta:print-date>
    <meta:editing-cycles>129</meta:editing-cycles>
    <meta:editing-duration>PT7H7M52S</meta:editing-duration>
    <meta:generator>OpenOffice/4.1.1$Unix OpenOffice.org_project/411m6$Build-9775</meta:generator>
    <meta:document-statistic meta:table-count="0" meta:image-count="0" meta:object-count="0" meta:page-count="3" meta:paragraph-count="30" meta:word-count="668" meta:character-count="4049"/>
    <meta:user-defined meta:name="Sign">ࠚ</meta:user-defined>
  </office:meta>
</office:document-meta>
</file>